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size="20pt" officeooo:paragraph-rsid="00029dda" style:font-size-asian="20pt" style:font-size-complex="2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029dda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text:tab/><text:tab/></text:span><text:span text:style-name="T2">Propagação das Suculenta</text:span></text:p>
      <text:p text:style-name="P1"/>
      <text:p text:style-name="P1"/>
      <text:p text:style-name="P1"/>
      <text:p text:style-name="P1"/>
      <text:p text:style-name="P1"/>
      <text:p text:style-name="Standard"><text:span text:style-name="T2">Colégio Cívico Militar Vinicius</text:span><text:bookmark text:name="_GoBack"/><text:span text:style-name="T2"> de Moraes</text:span></text:p>
      <text:p text:style-name="P1"/>
      <text:p text:style-name="P1"/>
      <text:p text:style-name="P1"/>
      <text:p text:style-name="Standard"><text:span text:style-name="T2">Alunos: Gleydson, Lana, Camili, Emily </text:span><text:span text:style-name="T3">C</text:span></text:p>
      <text:p text:style-name="Standard"><text:span text:style-name="T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tab/><text:tab/><text:span text:style-name="T5"><text:tab/><text:tab/>Introdução</text:span></text:p>
      <text:p text:style-name="P1"/>
      <text:p text:style-name="P5"><text:tab/>O substrato ideal para o enraizamento de suculentas deve ser poroso, leve, não reter umidade e ser de fácil manuseio. A mais utilizada para o enraizamento de mudas e estacas é a areia de construção lavada. As suculentas adoram estrume, porque é rico em matéria orgânica e tem baixo teor de nitrogênio. Este produto acelera o crescimento das raízes e a formação de mudas.</text:p>
      <text:p text:style-name="P5"><text:tab/>O plantio das estacas laterais na areia deve ser feito de forma simples. Você deve fazer um furo com um lápis, enfiar o caule da suculenta, apertar em volta e depois molhar a areia. Leva cerca de 20 dias para que as mudas estejam enraizadas e prontas para o plantio.</text:p>
      <text:p text:style-name="P5"/>
      <text:p text:style-name="P5">Após cerca de 7 dias, começa a formação das raízes. Algumas espécies formam raízes antes e outras depois desse período de 7 dias. Após a formação da muda e o enraizamento da estaca, ela deve ser plantada em vaso individual <text:soft-page-break/>para seu desenvolvimento. Após o crescimento, o vaso deve ser colocado ao sol para adaptação e mudança de cor das folhas.</text:p>
      <text:p text:style-name="P5"/>
      <text:p text:style-name="P7"><text:span text:style-name="T4">O vaso com as folhas deve ficar em um local onde receba apenas luz. O sol direto queima os brotos e novas raízes. É importante, ao molhar, umedecer apenas o substrato. O folíolo tem água e nutrientes suficientes para produzir raízes e a nova brotação. Quando pensamos no crescimento de uma nova planta,logo nos vem a mente,a semente na terra e deixar que ela cresça e se desenvolva.</text:span></text:p>
      <text:p text:style-name="P5">Mas semente não é a única opção de formar uma planta nova. Ela pode ser formada por clones,ou seja, plantas que dão origem a indivíduos idênticos a planta mãe,os vegetais podem se reproduzir sem ocorrer a fecundação da semente. Esse tipo de reprodução é muito comum em plantas frutíferas e flores,exemplo disso são as mudinhas que trocamos com as pessoas.</text:p>
      <text:p text:style-name="P5"><text:soft-page-break/><text:s/>A propagação vegetativa, pode acontecer de forma natural ou de forma artificial pelo produtor. No caso do milho,soja,laranja e algodão, podem ser modificadas em laboratório com uso de produtos químicos.</text:p>
      <text:p text:style-name="P5"><text:s/>Quando pensamos no crescimento de uma nova planta,logo nos vem a mente,a semente na terra e deixar que ela cresça e se desenvolva.</text:p>
      <text:p text:style-name="P7"><text:span text:style-name="T4">Mas semente não é a única opção de formar uma planta nova. Ela pode ser formada por clones,ou seja, plantas que dão origem a indivíduos idênticos a planta mãe,os vegetais podem se reproduzir sem ocorrer a fecundação da semente. Esse tipo de reprodução é muito comum em plantas frutíferas e flores,exemplo disso são as mudinhas que trocamos com as pessoas.</text:span></text:p>
      <text:p text:style-name="P5"/>
      <text:p text:style-name="P5"/>
      <text:p text:style-name="P5">A propagação vegetativa, pode acontecer de forma natural ou de forma artificial pelo produtor. No caso do milho,soja,laranja e algodão, podem ser <text:soft-page-break/>modificadas em laboratório com uso de produtos químicos.</text:p>
      <text:p text:style-name="P5"/>
      <text:p text:style-name="P8">Tipos de propagação</text:p>
      <text:p text:style-name="P6">PROPAGAÇÃO VEGETATIVA NATURAL</text:p>
      <text:p text:style-name="P5"><text:s/>São plantas que desenvolvem raízes, mas também podem brotar e formar caules e folhas, os exemplos são: cana de açúcar, abacaxizeiro, morangueiro.</text:p>
      <text:p text:style-name="P5">PROPAGAÇÃO VEGETATIVA INDUZIDA</text:p>
      <text:p text:style-name="P5">É uma técnica usada pelos homens para produzir as plantas com maior qualidade e com menos índices de doenças.</text:p>
      <text:p text:style-name="P4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ee</meta:initial-creator>
    <meta:editing-cycles>4</meta:editing-cycles>
    <meta:creation-date>2023-05-31T22:40:00</meta:creation-date>
    <dc:date>2023-06-01T07:50:03.927664805</dc:date>
    <meta:editing-duration>PT11M22S</meta:editing-duration>
    <meta:generator>LibreOffice/6.4.7.2$Linux_X86_64 LibreOffice_project/40$Build-2</meta:generator>
    <meta:document-statistic meta:table-count="0" meta:image-count="0" meta:object-count="0" meta:page-count="5" meta:paragraph-count="18" meta:word-count="512" meta:character-count="3064" meta:non-whitespace-character-count="25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